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0b" officeooo:paragraph-rsid="00090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8:58:35.638933604</meta:creation-date>
    <dc:date>2024-11-01T08:58:59.749900402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